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T Commons" svg:font-family="'TT Commons', system-ui, apple-system, 'Segoe UI', Roboto, Ubuntu, Cantarell, 'Noto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466" officeooo:paragraph-rsid="00114466"/>
    </style:style>
    <style:style style:name="P2" style:family="paragraph" style:parent-style-name="Standard">
      <style:text-properties fo:font-size="68pt" officeooo:rsid="00114466" officeooo:paragraph-rsid="00114466" style:font-size-asian="68pt" style:font-size-complex="68pt"/>
    </style:style>
    <style:style style:name="P3" style:family="paragraph" style:parent-style-name="Standard">
      <style:text-properties fo:font-size="15pt" officeooo:rsid="00126b8d" officeooo:paragraph-rsid="00126b8d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114466" officeooo:paragraph-rsid="00114466" style:font-size-asian="15pt" style:font-size-complex="1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62b33" style:font-name="TT Commons" fo:font-size="14.25pt" fo:letter-spacing="normal" fo:font-style="normal" fo:font-weight="normal" loext:padding="0cm" loext:border="none"/>
    </style:style>
    <style:style style:name="T1" style:family="text">
      <style:text-properties officeooo:rsid="001144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arkanwal Singh</text:p>
      <text:p text:style-name="P5">JR <text:span text:style-name="T1">TESTARE</text:span>, JR <text:span text:style-name="T1">UTVECKLARE</text:span>, JR BA-ANALYST, <text:span text:style-name="T1">COACH, MANAGER, HR, SALES, YRKES-CHAFFÖR</text:span></text:p>
      <text:p text:style-name="Standard"/>
      <text:p text:style-name="Standard"/>
      <text:p text:style-name="P4">Personlig Info:</text:p>
      <text:p text:style-name="P1"/>
      <text:p text:style-name="P1">Email: <text:a xlink:type="simple" xlink:href="mailto:HankanalltTingh@outlook.com" text:style-name="Internet_20_link" text:visited-style-name="Visited_20_Internet_20_Link">HankanalltTingh@outlook.com</text:a><text:tab/><text:tab/>Tele: 46702682660</text:p>
      <text:p text:style-name="P1"/>
      <text:p text:style-name="P1"/>
      <text:p text:style-name="P4">Profile:</text:p>
      <text:p text:style-name="Standard"/>
      <text:p text:style-name="P6">Jag är en skicklig utvecklare / testare med en mängd olika liv och teknisk erfarenhet som jag tar med till varje projekt.</text:p>
      <text:p text:style-name="P6">Jag följer såväl form som funktion. Jag vet att estetiken i effektiv design kombinerat med applikationshastighet, säkerhet och tillförlitlighet kombinerar för att skapa en stor användarupplevelse.</text:p>
      <text:p text:style-name="P6">Jag arbetar snabbt och effektivt för att få saker byggda och arbeta tvärs över stacken. Jag är en utmärkt kommunikatör.</text:p>
      <text:p text:style-name="Standard"/>
      <text:p text:style-name="P3">Abetserfarenhe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T Commons" svg:font-family="'TT Commons', system-ui, apple-system, 'Segoe UI', Roboto, Ubuntu, Cantarell, 'Noto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50:55.506000000</meta:creation-date>
    <meta:editing-duration>PT48M7S</meta:editing-duration>
    <meta:editing-cycles>2</meta:editing-cycles>
    <meta:generator>Ultra_Office/6.2.3.2$Windows_x86 LibreOffice_project/</meta:generator>
    <dc:date>2020-08-27T10:09:53.249000000</dc:date>
    <meta:document-statistic meta:table-count="0" meta:image-count="0" meta:object-count="0" meta:page-count="1" meta:paragraph-count="9" meta:word-count="89" meta:character-count="625" meta:non-whitespace-character-count="544"/>
  </office:meta>
</office:document-meta>
</file>